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49cm"/>
      <style:paragraph-properties style:writing-mode="lr-tb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Miksi tietokantahallintaa tarvitaan?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351cm" svg:y="4.8cm" presentation:class="outline" presentation:user-transformed="true">
          <draw:text-box>
            <text:list text:style-name="L5">
              <text:list-item>
                <text:p text:style-name="P12"><text:span text:style-name="T6">Tietokantoja tarvitaan nykyään kaikkialla. Esim. myynnistä, varastoihin, kuljetuksiin, lipunmyyntiin jne. Kaikki nämä ovat relaatiotietokannoissa.</text:span></text:p>
              </text:list-item>
              <text:list-item>
                <text:p text:style-name="P12"><text:span text:style-name="T6">Näissä käytetään relaatiotietokantoja. Esimerkiksi Microsoftin SQL Server on relaatiotietokanta. Kilpailijoita ovat esimerkiksi Oracle, IBM DB2, MariaDB jne.</text:span></text:p>
              </text:list-item>
              <text:list-item>
                <text:p text:style-name="P12"><text:span text:style-name="T6">Relaatiotietokantapalvelinta on ylläpidettävä. Tällä kurssilla perehdymme siihen, miten relaatiotietokantapalvelinta ylläpidetään. Esimerkkinä käytettään Microsoft SQL Serveriä.</text:span></text:p>
              </text:list-item>
              <text:list-item>
                <text:p text:style-name="P12"><text:span text:style-name="T6">Jos kyseessä on yrityksen tai organisaation kannalta kriittisestä tiedosta, kannattaa sen ylläpito hoitaa itse. Muutoin liiketoiminnan kannalta kriittinen, tärkeä tieto vuotaa ulkopuolisten käsiin. Tällaisi tietoja ovat tuotetieto, myytitiedot, asiakastiedot jne</text:span></text:p>
              </text:list-item>
              <text:list-item>
                <text:p text:style-name="P12"><text:span text:style-name="T6">SQL Server:in avulla perehdymme ylläpitäjän keskeisiin ylläpito tehtävii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1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657cm" svg:height="10.699cm" svg:x="1.343cm" svg:y="4.501cm">
          <draw:text-box>
            <text:p>Keskeiset työtehtävät: <text:s/></text:p>
            <text:p/>
            <text:list text:style-name="L6">
              <text:list-item>
                <text:p>Tietokantojen merkitys ja käyttökohteet </text:p>
              </text:list-item>
              <text:list-item>
                <text:p>Tietokantapalvelimen rakenne, toiminta ja sen tarjoamat palvelut</text:p>
              </text:list-item>
              <text:list-item>
                <text:p>Tietokantapalvelimen asennus ja konfigurointi</text:p>
              </text:list-item>
              <text:list-item>
                <text:p>Tietokannan luonti ja konfigurointi</text:p>
              </text:list-item>
              <text:list-item>
                <text:p>Taulujen luonti, pääavaimet, ulkoiset viite-eheysavaimet sekä ulkoinen indeksien luonti hakujen nopeuttamiseksi ja eheytys</text:p>
              </text:list-item>
              <text:list-item>
                <text:p>Käyttäjätunnukset, oikeudet, käyttäjäryhmät (roolit)</text:p>
              </text:list-item>
              <text:list-item>
                <text:p>Roolien oikeudet tietokantoihin ja tauluihin je sql komentoihin</text:p>
              </text:list-item>
              <text:list-item>
                <text:p>Tietoturva, tietokantojen salakirjoitus</text:p>
              </text:list-item>
              <text:list-item>
                <text:p>Transaktiot ja niihin liittyvät ongelmatilanteet ja selviäminen</text:p>
              </text:list-item>
              <text:list-item>
                <text:p>Varmistustenteko ja niiden palauttaminen (backup, restore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Seuraavaksi opettelemme asentamaan Microsoft SQL Server Express palvelimen tietokoneellesi. </text:span><text:span text:style-name="T6"><text:line-break/></text:span><text:span text:style-name="T6"><text:a xlink:href="https://www.microsoft.com/en-US/download/details.aspx?id=104781" xlink:type="simple">https://www.microsoft.com/en-US/download/details.aspx?id=104781</text:a></text:span><text:span text:style-name="T6"> <text:s/></text:span></text:p>
              </text:list-item>
              <text:list-item>
                <text:p text:style-name="P12"><text:span text:style-name="T6">Lisäksi tarvisemme sen ylläpitämiseen tarkoitetun Microsoft SQL Server Management Studion (SSMS).</text:span><text:span text:style-name="T6"><text:line-break/></text:span><text:span text:style-name="T6"><text:a xlink:href="https://learn.microsoft.com/en-us/sql/ssms/download-sql-server-management-studio-ssms?view=sql-server-ver16" xlink:type="simple">https://learn.microsoft.com/en-us/sql/ssms/download-sql-server-management-studio-ssms?view=sql-server-ver16</text:a>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palvelimen asenn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2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Tietokantapalvelimen alas ajo</text:span></text:p>
              </text:list-item>
              <text:list-item>
                <text:p text:style-name="P12"><text:span text:style-name="T6">Tietokantapalvelimen käynnistäminen</text:span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tapalvelimeen tutustu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7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8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20" draw:layer="layout" svg:width="7.106cm" svg:height="0.931cm" svg:x="19.707cm" svg:y="16.046cm" presentation:class="page-number" presentation:user-transformed="true">
          <draw:text-box>
            <text:p text:style-name="P19"><text:span text:style-name="T3"><text:page-number>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8</meta:editing-cycles>
    <meta:print-date>2020-09-28T07:56:54</meta:print-date>
    <meta:creation-date>2020-11-11T09:16:24</meta:creation-date>
    <dc:date>2024-02-12T12:58:04.451000000</dc:date>
    <meta:editing-duration>PT12H24M49S</meta:editing-duration>
    <meta:generator>LibreOffice/6.4.7.2$Windows_X86_64 LibreOffice_project/639b8ac485750d5696d7590a72ef1b496725cfb5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